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9.00pt" fo:font-weight="normal" fo:font-family="TheSansMonoConNormal" style:font-family-asian="TheSansMonoConNormal" style:font-family-complex="TheSansMonoConNormal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" style:family="text">
      <style:text-properties fo:font-size="9.50pt" fo:font-weight="normal" fo:font-family="Consolas" style:font-family-asian="Consolas" style:font-family-complex="Consolas" fo:background-color="transparent" fo:color="#2b91af"/>
    </style:style>
    <style:style style:name="T1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6" style:family="text">
      <style:text-properties fo:font-size="9.00pt" fo:font-weight="normal" fo:font-family="TheSansMonoConNormal" style:font-family-asian="TheSansMonoConNormal" style:font-family-complex="TheSansMonoConNormal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left"/>
    </style:style>
  </office:automatic-styles>
  <office:body>
    <office:text>
      <text:p text:style-name="P1"><text:span text:style-name="T1">// Force a garbage collection and wait for</text:span></text:p>
      <text:p text:style-name="P1"><text:span text:style-name="T1">// each object to be finalized.</text:span></text:p>
      <text:p text:style-name="P1"><text:span text:style-name="T1">GC.Collect();</text:span></text:p>
      <text:p text:style-name="P2"><text:span text:style-name="T1">GC.WaitForPendingFinalizers();</text:span></text:p>
      <text:p text:style-name="P2"><text:span text:style-name="T2"/></text:p>
      <text:p text:style-name="P3"><text:span text:style-name="T3">When you manually force a garbage collection, you should always make a call to</text:span></text:p>
      <text:p text:style-name="P4"><text:span text:style-name="T3">GC.WaitForPendingFinalizers(). With this approach, you can rest assured that all<text:s/></text:span><text:span text:style-name="T4">finalizable objects</text:span><text:span text:style-name="T5"><text:s/>have had a chance to perform any necessary cleanup before your</text:span></text:p>
      <text:p text:style-name="P4"><text:span text:style-name="T5">program continues. </text:span></text:p>
      <text:p text:style-name="P4"><text:span text:style-name="T6"/></text:p>
      <text:p text:style-name="P4"><text:span text:style-name="T7">Under the hood, GC.WaitForPendingFinalizers() will suspend the calling thread</text:span></text:p>
      <text:p text:style-name="P4"><text:span text:style-name="T7">during the collection process. This is a good thing, as it ensures your code does not invoke methods on an object currently being destroyed!</text:span></text:p>
      <text:p text:style-name="P4"><text:span text:style-name="T8"/></text:p>
      <text:p text:style-name="P5"><text:span text:style-name="T9">GC</text:span><text:span text:style-name="T10">.Collect(0,<text:s/></text:span><text:span text:style-name="T11">GCCollectionMode</text:span><text:span text:style-name="T12">.Forced);</text:span></text:p>
      <text:p text:style-name="P5"><text:span text:style-name="T13"/></text:p>
      <text:p text:style-name="P6"><text:span text:style-name="T14">As well, the Collect() method can also be passed in a value of the GCCollectionMode enumeration as<text:s/></text:span><text:span text:style-name="T15">a second parameter, to fine-tune exactly how the runtime should force the garbage collection. </text:span></text:p>
      <text:p text:style-name="P6"><text:span text:style-name="T15"/></text:p>
      <text:p text:style-name="P6"><text:span text:style-name="T15"/></text:p>
      <text:p text:style-name="P6"><text:span text:style-name="T15"/></text:p>
      <text:p text:style-name="P6"><text:span text:style-name="T15">This enum defines the following values:</text:span></text:p>
      <text:p text:style-name="P7"><text:span text:style-name="T16">public enum GCCollectionMode</text:span></text:p>
      <text:p text:style-name="P7"><text:span text:style-name="T16">{</text:span></text:p>
      <text:p text:style-name="P7"><text:span text:style-name="T16">Default, // Forced is the current default.</text:span></text:p>
      <text:p text:style-name="P7"><text:span text:style-name="T16">Forced, // Tells the runtime to collect immediately!</text:span></text:p>
      <text:p text:style-name="P7"><text:span text:style-name="T16">Optimized // Allows the runtime to determine</text:span></text:p>
      <text:p text:style-name="P7"><text:span text:style-name="T16">// whether the current time is optimal to reclaim objects.</text:span></text:p>
      <text:p text:style-name="P8"><text:span text:style-name="T16">}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